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a3794" officeooo:paragraph-rsid="000a3794"/>
    </style:style>
    <style:style style:name="P2" style:family="paragraph" style:parent-style-name="Standard">
      <style:text-properties officeooo:rsid="000a3794" officeooo:paragraph-rsid="000b3eec"/>
    </style:style>
    <style:style style:name="P3" style:family="paragraph" style:parent-style-name="Standard">
      <style:text-properties officeooo:rsid="000b3eec" officeooo:paragraph-rsid="000b3eec"/>
    </style:style>
    <style:style style:name="T1" style:family="text">
      <style:text-properties officeooo:rsid="000b3ee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 Бородін В.А. Підручник «Програмування мовою С» - 209 с. (А4)</text:p>
      <text:p text:style-name="P1">виправлений згідно останніх зауважень — вислав на перевірку Ральченко</text:p>
      <text:p text:style-name="P1"><text:s/>Рецензенти: 1) мех-мат: д.ф-м.н А.Олійник</text:p>
      <text:p text:style-name="P1">2) НАУ: к.т.н. Аверьянова Ю.</text:p>
      <text:p text:style-name="P1"/>
      <text:p text:style-name="P1">2. Бородін В.А. <text:s/>Методичні рекомендації з курсу «Мова програмування С++» - <text:span text:style-name="T1">101с. (А5)</text:span></text:p>
      <text:p text:style-name="P2">вислав на перевірку Ральченко</text:p>
      <text:p text:style-name="P2"/>
      <text:p text:style-name="P3">Рецензенти: ?</text:p>
      <text:p text:style-name="P3"/>
      <text:p text:style-name="P3"><text:s/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5-17T15:38:40.293283750</meta:creation-date>
    <dc:date>2021-05-17T15:51:10.363702590</dc:date>
    <meta:editing-duration>PT1M40S</meta:editing-duration>
    <meta:editing-cycles>1</meta:editing-cycles>
    <meta:document-statistic meta:table-count="0" meta:image-count="0" meta:object-count="0" meta:page-count="1" meta:paragraph-count="8" meta:word-count="48" meta:character-count="330" meta:non-whitespace-character-count="285"/>
    <meta:generator>LibreOffice/5.1.2.2$Linux_X86_64 LibreOffice_project/10m0$Build-2</meta:generator>
  </office:meta>
</office:document-meta>
</file>